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F000000FA58BA4012.png"/>
  <manifest:file-entry manifest:media-type="" manifest:full-path="Pictures/200000520000CE9A000055064C91E3B1.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5.7917in" fo:margin-left="0.0486in" table:align="left"/>
    </style:style>
    <style:style style:name="Table1.A" style:family="table-column">
      <style:table-column-properties style:column-width="0.375in"/>
    </style:style>
    <style:style style:name="Table1.B" style:family="table-column">
      <style:table-column-properties style:column-width="1.375in"/>
    </style:style>
    <style:style style:name="Table1.C" style:family="table-column">
      <style:table-column-properties style:column-width="0.5in"/>
    </style:style>
    <style:style style:name="Table1.E" style:family="table-column">
      <style:table-column-properties style:column-width="2.1667in"/>
    </style:style>
    <style:style style:name="Table1.A1" style:family="table-cell">
      <style:table-cell-properties fo:padding-left="0.0486in" fo:padding-right="0.0486in" fo:padding-top="0in" fo:padding-bottom="0in" fo:border="0.0069in solid #000000"/>
    </style:style>
    <style:style style:name="Table2" style:family="table">
      <style:table-properties style:width="5.7917in" fo:margin-left="0.0486in" table:align="left"/>
    </style:style>
    <style:style style:name="Table2.A" style:family="table-column">
      <style:table-column-properties style:column-width="0.375in"/>
    </style:style>
    <style:style style:name="Table2.B" style:family="table-column">
      <style:table-column-properties style:column-width="1.375in"/>
    </style:style>
    <style:style style:name="Table2.C" style:family="table-column">
      <style:table-column-properties style:column-width="0.5in"/>
    </style:style>
    <style:style style:name="Table2.F" style:family="table-column">
      <style:table-column-properties style:column-width="1.0729in"/>
    </style:style>
    <style:style style:name="Table2.G" style:family="table-column">
      <style:table-column-properties style:column-width="0.5938in"/>
    </style:style>
    <style:style style:name="Table2.1" style:family="table-row">
      <style:table-row-properties style:keep-together="false" fo:keep-together="always" style:use-optimal-row-height="false"/>
    </style:style>
    <style:style style:name="Table2.A1" style:family="table-cell">
      <style:table-cell-properties fo:padding-left="0.0486in" fo:padding-right="0.0486in" fo:padding-top="0in" fo:padding-bottom="0in" fo:border="0.0069in solid #000000"/>
    </style:style>
    <style:style style:name="P1" style:family="paragraph" style:parent-style-name="Header">
      <style:paragraph-properties fo:text-align="end" style:justify-single-word="false"/>
    </style:style>
    <style:style style:name="P2" style:family="paragraph" style:parent-style-name="Facts">
      <style:paragraph-properties fo:margin-left="2in" fo:margin-right="0in" fo:text-indent="0in" style:auto-text-indent="false">
        <style:tab-stops>
          <style:tab-stop style:position="0.75in"/>
        </style:tab-stops>
      </style:paragraph-properties>
    </style:style>
    <style:style style:name="P3" style:family="paragraph" style:parent-style-name="Contents_20_Heading">
      <style:paragraph-properties>
        <style:tab-stops>
          <style:tab-stop style:position="6.5319in" style:type="right" style:leader-style="dotted" style:leader-text="."/>
        </style:tab-stops>
      </style:paragraph-properties>
    </style:style>
    <style:style style:name="P4" style:family="paragraph" style:parent-style-name="Inhopg_20_1">
      <style:paragraph-properties>
        <style:tab-stops>
          <style:tab-stop style:position="5.9055in" style:type="right" style:leader-style="dotted" style:leader-text="."/>
        </style:tab-stops>
      </style:paragraph-properties>
    </style:style>
    <style:style style:name="P5" style:family="paragraph" style:parent-style-name="Inhopg_20_2">
      <style:paragraph-properties>
        <style:tab-stops>
          <style:tab-stop style:position="5.7528in"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Facts" style:master-page-name="MP0">
      <style:paragraph-properties style:page-number="auto" fo:break-before="page"/>
    </style:style>
    <style:style style:name="P12" style:family="paragraph" style:parent-style-name="Lijstalinea" style:list-style-name="L3"/>
    <style:style style:name="T1" style:family="text">
      <style:text-properties fo:color="#000000" fo:font-size="9pt" fo:background-color="#ffffff" style:font-size-asian="9pt" style:font-name-complex="Arial" style:font-size-complex="9pt"/>
    </style:style>
    <style:style style:name="T2" style:family="text">
      <style:text-properties fo:color="#000000" fo:font-size="9pt" style:font-size-asian="9pt" style:font-name-complex="Arial" style:font-size-complex="9pt"/>
    </style:style>
    <style:style style:name="T3" style:family="text">
      <style:text-properties fo:color="#000000" fo:font-size="9pt" style:font-size-asian="9pt" style:font-name-complex="Arial" style:font-size-complex="9pt" style:font-weight-complex="bold"/>
    </style:style>
    <style:style style:name="T4" style:family="text">
      <style:text-properties fo:color="#000000" fo:font-size="9pt" fo:font-weight="bold" fo:background-color="#ffffff" style:font-size-asian="9pt" style:font-weight-asian="bold" style:font-name-complex="Arial" style:font-size-complex="9pt"/>
    </style:style>
    <style:style style:name="T5" style:family="text">
      <style:text-properties fo:color="#000000" fo:font-size="9pt" fo:font-weight="bold" fo:background-color="#ffffff" style:font-size-asian="9pt" style:font-weight-asian="bold" style:font-name-complex="Arial" style:font-size-complex="9pt" style:font-weight-complex="bold"/>
    </style:style>
    <style:style style:name="T6" style:family="text">
      <style:text-properties style:use-window-font-color="true" style:text-underline-style="none"/>
    </style:style>
    <style:style style:name="T7" style:family="text">
      <style:text-properties style:font-name="Arial" style:font-name-complex="Arial"/>
    </style:style>
    <style:style style:name="T8"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Wingdings"/>
      </text:list-level-style-bullet>
      <text:list-level-style-bullet text:level="5" text:style-name="WW_5f_CharLFO6LVL5" text:bullet-char="">
        <style:list-level-properties text:space-before="2.25in" text:min-label-width="0.25in"/>
        <style:text-properties style:font-name="Wingdings"/>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Wingdings"/>
      </text:list-level-style-bullet>
      <text:list-level-style-bullet text:level="8" text:style-name="WW_5f_CharLFO6LVL8" text:bullet-char="">
        <style:list-level-properties text:space-before="3.75in" text:min-label-width="0.25in"/>
        <style:text-properties style:font-name="Wingdings"/>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2">Auteur(s):<text:tab/></text:p>
      <text:p text:style-name="Facts">Koen Schoute</text:p>
      <text:p text:style-name="Facts">Rens Visser</text:p>
      <text:p text:style-name="Facts">Versie:<text:tab/>0.1</text:p>
      <text:p text:style-name="Facts">Status:<text:tab/>Concept</text:p>
      <text:p text:style-name="Facts">Datum:<text:tab/>25 maart 2013</text:p>
      <text:p text:style-name="Facts"/>
      <text:p text:style-name="Facts">ITopia is onderdeel van de</text:p>
      <text:p text:style-name="Facts">Hogeschool van Amsterdam</text:p>
      <text:p text:style-name="Standard">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Standard">Ver.</text:p>
          </table:table-cell>
          <table:table-cell table:style-name="Table1.A1" office:value-type="string">
            <text:p text:style-name="Standard">Status</text:p>
          </table:table-cell>
          <table:table-cell table:style-name="Table1.A1" office:value-type="string">
            <text:p text:style-name="Standard">Datum</text:p>
          </table:table-cell>
          <table:table-cell table:style-name="Table1.A1" office:value-type="string">
            <text:p text:style-name="Standard">Auteur(s)</text:p>
          </table:table-cell>
          <table:table-cell table:style-name="Table1.A1" office:value-type="string">
            <text:p text:style-name="Standard">Wijziginge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Inhopg_20_1"/>
      <text:p text:style-name="Standard">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Standard"/>
          </table:table-cell>
          <table:table-cell table:style-name="Table2.A1" table:number-columns-spanned="2" office:value-type="string">
            <text:p text:style-name="Standard">Uitvoering</text:p>
          </table:table-cell>
          <table:covered-table-cell/>
          <table:table-cell table:style-name="Table2.A1" table:number-columns-spanned="2" office:value-type="string">
            <text:p text:style-name="Standard">Controle</text:p>
          </table:table-cell>
          <table:covered-table-cell/>
          <table:table-cell table:style-name="Table2.A1" table:number-columns-spanned="2" office:value-type="string">
            <text:p text:style-name="Standard">Goedkeuring</text:p>
          </table:table-cell>
          <table:covered-table-cell/>
        </table:table-row>
        <table:table-row>
          <table:table-cell table:style-name="Table2.A1" office:value-type="string">
            <text:p text:style-name="Standard">Ver.</text:p>
          </table:table-cell>
          <table:table-cell table:style-name="Table2.A1" office:value-type="string">
            <text:p text:style-name="Standard">Naam</text:p>
          </table:table-cell>
          <table:table-cell table:style-name="Table2.A1" office:value-type="string">
            <text:p text:style-name="Standard">Datum</text:p>
          </table:table-cell>
          <table:table-cell table:style-name="Table2.A1" office:value-type="string">
            <text:p text:style-name="Standard">Naam</text:p>
          </table:table-cell>
          <table:table-cell table:style-name="Table2.A1" office:value-type="string">
            <text:p text:style-name="Standard">Datum</text:p>
          </table:table-cell>
          <table:table-cell table:style-name="Table2.A1" office:value-type="string">
            <text:p text:style-name="Standard">Naam</text:p>
          </table:table-cell>
          <table:table-cell table:style-name="Table2.A1" office:value-type="string">
            <text:p text:style-name="Standard">Datum</text:p>
          </table:table-cell>
        </table:table-row>
        <text:soft-page-break/>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Inhopg_20_1"/>
      <text:p text:style-name="Heading_20_zonder_20_nummering">Samenvatting</text:p>
      <text:p text:style-name="Standard">Dit document bevat de uitwerking van de IRI opdracht van het team bestaande uit:</text:p>
      <text:p text:style-name="Standard"/>
      <text:p text:style-name="Standard">- Koen Schoute</text:p>
      <text:p text:style-name="Standard">- Rens Visser</text:p>
      <text:p text:style-name="Standard">- Oussama El Hadouchi</text:p>
      <text:p text:style-name="Standard">- Daniel Koek</text:p>
      <text:p text:style-name="Standard"/>
      <text:p text:style-name="Standard">Hier gebruiken wij een server voor om de sensoren op aan te sluiten, met een aantal werkstations om de gegevens weer te geven. Voor de aansluiting van de sensoren op de gateway gebruiken wiij profibus. De gateway zet het profibus om naar een Industriele Ethernet </text:p>
      <text:p text:style-name="Heading_20_zonder_20_nummering"><text:bookmark-start text:name="_Toc42684952"/><text:bookmark-start text:name="_Toc42684958"/><text:bookmark-start text:name="_Toc42684964"/><text:bookmark-start text:name="_Toc42684974"/><text:bookmark-start text:name="_Toc42684979"/><text:bookmark-start text:name="_Toc42685029"/><text:bookmark-start text:name="_Toc42685052"/><text:bookmark-start text:name="_Toc42685122"/>Inhoudsopgave<text:bookmark-end text:name="_Toc42684952"/><text:bookmark-end text:name="_Toc42684958"/><text:bookmark-end text:name="_Toc42684964"/><text:bookmark-end text:name="_Toc42684974"/><text:bookmark-end text:name="_Toc42684979"/><text:bookmark-end text:name="_Toc42685029"/><text:bookmark-end text:name="_Toc42685052"/><text:bookmark-end text:name="_Toc4268512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able of Contents</text:p>
          <text:p text:style-name="P4"><text:a xlink:type="simple" xlink:href="#__RefHeading__508_629050910" office:target-frame-name="_top" xlink:show="replace">Inleiding<text:tab/>4</text:a></text:p>
          <text:p text:style-name="P4"><text:a xlink:type="simple" xlink:href="#__RefHeading__510_629050910" office:target-frame-name="_top" xlink:show="replace">Server<text:tab/>5</text:a></text:p>
          <text:p text:style-name="P5"><text:a xlink:type="simple" xlink:href="#__RefHeading__512_629050910" office:target-frame-name="_top" xlink:show="replace">Eisen<text:tab/>5</text:a></text:p>
          <text:p text:style-name="P5"><text:a xlink:type="simple" xlink:href="#__RefHeading__514_629050910" office:target-frame-name="_top" xlink:show="replace">Voordelen<text:tab/>5</text:a></text:p>
          <text:p text:style-name="P5"><text:a xlink:type="simple" xlink:href="#__RefHeading__516_629050910" office:target-frame-name="_top" xlink:show="replace">Nadelen<text:tab/>5</text:a></text:p>
          <text:p text:style-name="P5"><text:a xlink:type="simple" xlink:href="#__RefHeading__518_629050910" office:target-frame-name="_top" xlink:show="replace">Alternatieven<text:tab/>5</text:a></text:p>
          <text:p text:style-name="P4"><text:a xlink:type="simple" xlink:href="#__RefHeading__581_629050910" office:target-frame-name="_top" xlink:show="replace">Werkstation<text:tab/>6</text:a></text:p>
          <text:p text:style-name="P5"><text:a xlink:type="simple" xlink:href="#__RefHeading__512_6290509102" office:target-frame-name="_top" xlink:show="replace">Eisen<text:tab/>6</text:a></text:p>
          <text:p text:style-name="P5"><text:a xlink:type="simple" xlink:href="#__RefHeading__514_6290509102" office:target-frame-name="_top" xlink:show="replace">Voordelen<text:tab/>6</text:a></text:p>
          <text:p text:style-name="P5"><text:a xlink:type="simple" xlink:href="#__RefHeading__516_6290509102" office:target-frame-name="_top" xlink:show="replace">Nadelen<text:tab/>6</text:a></text:p>
          <text:p text:style-name="P5"><text:a xlink:type="simple" xlink:href="#__RefHeading__518_6290509102" office:target-frame-name="_top" xlink:show="replace">Alternatieven<text:tab/>6</text:a></text:p>
          <text:p text:style-name="P4"><text:a xlink:type="simple" xlink:href="#__RefHeading__583_629050910" office:target-frame-name="_top" xlink:show="replace">CommunicatieBus<text:tab/>7</text:a></text:p>
          <text:p text:style-name="P5"><text:a xlink:type="simple" xlink:href="#__RefHeading__512_6290509103" office:target-frame-name="_top" xlink:show="replace">Eisen<text:tab/>7</text:a></text:p>
          <text:p text:style-name="P5"><text:a xlink:type="simple" xlink:href="#__RefHeading__514_6290509103" office:target-frame-name="_top" xlink:show="replace">Voordelen<text:tab/>7</text:a></text:p>
          <text:p text:style-name="P5"><text:a xlink:type="simple" xlink:href="#__RefHeading__516_6290509103" office:target-frame-name="_top" xlink:show="replace">Nadelen<text:tab/>7</text:a></text:p>
          <text:p text:style-name="P5"><text:a xlink:type="simple" xlink:href="#__RefHeading__518_6290509103" office:target-frame-name="_top" xlink:show="replace">Alternatieven<text:tab/>7</text:a></text:p>
          <text:p text:style-name="P4"><text:a xlink:type="simple" xlink:href="#__RefHeading__585_629050910" office:target-frame-name="_top" xlink:show="replace">Pri</text:a><text:bookmark-start text:name="_Hlt352018094"/><text:bookmark-start text:name="_Hlt352018093"/><text:a xlink:type="simple" xlink:href="#__RefHeading__585_629050910" office:target-frame-name="_top" xlink:show="replace">n</text:a><text:bookmark-end text:name="_Hlt352018094"/><text:bookmark-end text:name="_Hlt352018093"/><text:a xlink:type="simple" xlink:href="#__RefHeading__585_629050910" office:target-frame-name="_top" xlink:show="replace">ter<text:tab/>8</text:a></text:p>
          <text:p text:style-name="P5"><text:a xlink:type="simple" xlink:href="#__RefHeading__512_6290509104" office:target-frame-name="_top" xlink:show="replace">Eisen<text:tab/>8</text:a></text:p>
          <text:p text:style-name="P5"><text:a xlink:type="simple" xlink:href="#__RefHeading__514_6290509104" office:target-frame-name="_top" xlink:show="replace">Voordelen<text:tab/>8</text:a></text:p>
          <text:p text:style-name="P5"><text:soft-page-break/><text:a xlink:type="simple" xlink:href="#__RefHeading__516_6290509104" office:target-frame-name="_top" xlink:show="replace">Nadelen<text:tab/>8</text:a></text:p>
          <text:p text:style-name="P5"><text:a xlink:type="simple" xlink:href="#__RefHeading__518_6290509104" office:target-frame-name="_top" xlink:show="replace">Alternatieven<text:tab/>8</text:a></text:p>
          <text:p text:style-name="P4"><text:a xlink:type="simple" xlink:href="#__RefHeading__587_629050910" office:target-frame-name="_top" xlink:show="replace">PLC/Input<text:tab/>9</text:a></text:p>
          <text:p text:style-name="P5"><text:a xlink:type="simple" xlink:href="#__RefHeading__512_6290509105" office:target-frame-name="_top" xlink:show="replace">Eisen<text:tab/>9</text:a></text:p>
          <text:p text:style-name="P5"><text:a xlink:type="simple" xlink:href="#__RefHeading__514_6290509105" office:target-frame-name="_top" xlink:show="replace">Voordelen<text:tab/>9</text:a></text:p>
          <text:p text:style-name="P5"><text:a xlink:type="simple" xlink:href="#__RefHeading__516_6290509105" office:target-frame-name="_top" xlink:show="replace">Nadelen<text:tab/>9</text:a></text:p>
          <text:p text:style-name="P5"><text:a xlink:type="simple" xlink:href="#__RefHeading__518_6290509105" office:target-frame-name="_top" xlink:show="replace">Alternatieven<text:tab/>9</text:a></text:p>
          <text:p text:style-name="P4"><text:a xlink:type="simple" xlink:href="#__RefHeading__589_629050910" office:target-frame-name="_top" xlink:show="replace">Database<text:tab/>10</text:a></text:p>
          <text:p text:style-name="P5"><text:a xlink:type="simple" xlink:href="#__RefHeading__512_6290509106" office:target-frame-name="_top" xlink:show="replace">Eisen<text:tab/>10</text:a></text:p>
          <text:p text:style-name="P5"><text:a xlink:type="simple" xlink:href="#__RefHeading__514_6290509106" office:target-frame-name="_top" xlink:show="replace">Voordelen<text:tab/>10</text:a></text:p>
          <text:p text:style-name="P5"><text:a xlink:type="simple" xlink:href="#__RefHeading__516_6290509106" office:target-frame-name="_top" xlink:show="replace">Nadelen<text:tab/>10</text:a></text:p>
          <text:p text:style-name="P5"><text:a xlink:type="simple" xlink:href="#__RefHeading__518_6290509106" office:target-frame-name="_top" xlink:show="replace">Alternatieven<text:tab/>10</text:a></text:p>
        </text:index-body>
      </text:table-of-content>
      <text:p text:style-name="Standard"/>
      <text:p text:style-name="Inhopg_20_1"/>
      <text:h text:style-name="Heading_20_1" text:outline-level="1"><text:bookmark-start text:name="__RefHeading__508_629050910"/>Inleiding<text:bookmark-end text:name="__RefHeading__508_629050910"/></text:h>
      <text:p text:style-name="Standard">5 maart 2013 zijn we naar Delft geweest om een kerncentrale te zien voor het IRI project. Hier hebben wi j <text:s/>de kerncentrale onder de loep kunnen nemen zodat wi j <text:s/>beter aan de slag konden met het IRI project en om een leuke excursie te hebben, waarbij we veel konden leren. </text:p>
      <text:p text:style-name="Standard">Nadat we een rondleiding hebben gehad in de kerncentrale hebben we de opdracht gekregen. De bedoeling is dat de beveiliging van de kerncentrale wordt <text:s/>gesimulereert. Dat wil inhouden dat zowel de sensoren (analoog en digitaal) moeten gesimulereert ook, komt er een programma om deze sensoren te verwerken en de resultaten te tonen op een overzichtelijke wijze. </text:p>
      <text:p text:style-name="Standard"/>
      <text:p text:style-name="Standard"><text:span text:style-name="Default_20_Paragraph_20_Font"><text:span text:style-name="T7">In dit document beschrijven t de wijze waar op dit wordt <text:s/>uitgevoert.</text:span></text:span></text:p>
      <text:h text:style-name="Heading_20_1" text:outline-level="1"><text:bookmark-start text:name="__RefHeading__510_629050910"/>Server<text:bookmark-end text:name="__RefHeading__510_629050910"/></text:h>
      <text:p text:style-name="Standard">De IBM Power 775 server is een robuuste schaalbare server ontworpen voor het verwerken van grote hoeveelheden gegevens zoals die van wetenschappelijke onderzoeken en simulaties.</text:p>
      <text:h text:style-name="Heading_20_2" text:outline-level="2"><text:bookmark-start text:name="__RefHeading__512_629050910"/><text:bookmark-start text:name="_Toc42687553"/>E<text:bookmark-end text:name="_Toc42687553"/>isen<text:bookmark-end text:name="__RefHeading__512_629050910"/></text:h>
      <text:p text:style-name="Standard">De server moet een hoge capaciteit hebben, omdat de gegevens met een zo'n klein mogelijke vertraging moeten worden weergegeven op de schermen.</text:p>
      <text:h text:style-name="Heading_20_2" text:outline-level="2"><text:bookmark-start text:name="__RefHeading__514_629050910"/><text:bookmark-start text:name="_Toc42687554"/><text:soft-page-break/>V<text:bookmark-end text:name="_Toc42687554"/>oordelen<text:bookmark-end text:name="__RefHeading__514_629050910"/></text:h>
      <text:p text:style-name="Standard">Door het modulaire ontwerp zal de server kunnen blijven functioneren bij plaatselijke uitval. Ook de server is watergekoeld, hierdoor hoeft er geen speciale ventilatie te komen in de ruimte waar het geplaatst zal worden.</text:p>
      <text:h text:style-name="Heading_20_2" text:outline-level="2"><text:bookmark-start text:name="__RefHeading__516_629050910"/>Nadelen<text:bookmark-end text:name="__RefHeading__516_629050910"/></text:h>
      <text:p text:style-name="Standard">Omdat de server niet gebouwd is voor extreme omstandigheden zal het buiten de reactor moeten worden geplaatst.</text:p>
      <text:h text:style-name="Heading_20_2" text:outline-level="2"><text:bookmark-start text:name="__RefHeading__518_629050910"/>Alternatieven<text:bookmark-end text:name="__RefHeading__518_629050910"/></text:h>
      <text:p text:style-name="Standard">We hebben ook nog naar een HP Proliant gekeken. Deze zijn echter meer ontworpen om in grote datacenters geplaatst te worden en is daarom niet geschikt om als single-purpose te worden ingezet.</text:p>
      <text:h text:style-name="Heading_20_1" text:outline-level="1"><text:bookmark-start text:name="__RefHeading__581_629050910"/><text:bookmark-start text:name="_Toc426875521"/>W<text:bookmark-end text:name="_Toc426875521"/>erkstation<text:bookmark-end text:name="__RefHeading__581_629050910"/></text:h>
      <text:p text:style-name="Standard">Wij hebben gekozen voor de thinclient dell wyse C50LE. Dit is een simpele op linux gebaseerde thinclient.</text:p>
      <text:h text:style-name="Heading_20_2" text:outline-level="2"><text:bookmark-start text:name="__RefHeading__512_6290509102"/><text:bookmark-start text:name="_Toc426875532"/>E<text:bookmark-end text:name="_Toc426875532"/>isen<text:bookmark-end text:name="__RefHeading__512_6290509102"/></text:h>
      <text:p text:style-name="Standard">Het werkstation moet in staat zijn om reactorgegevens weer te geven vanuit de server. </text:p>
      <text:h text:style-name="Heading_20_2" text:outline-level="2"><text:bookmark-start text:name="__RefHeading__514_6290509102"/><text:bookmark-start text:name="_Toc426875542"/>V<text:bookmark-end text:name="_Toc426875542"/>oordelen<text:bookmark-end text:name="__RefHeading__514_6290509102"/></text:h>
      <text:p text:style-name="Standard">Een thinclient is goedkoop en energiezuinig. Omdat het om relatief simpele hardware gaat wordt de kans op storingen stukken kleiner. </text:p>
      <text:h text:style-name="Heading_20_2" text:outline-level="2"><text:bookmark-start text:name="__RefHeading__516_6290509102"/>Nadelen<text:bookmark-end text:name="__RefHeading__516_6290509102"/></text:h>
      <text:p text:style-name="Standard">De thinclient kan niet in de reactor zelf worden geplaatst, hij is namelijk niet gebouwd om met extreme omstandigheden te kunnen omgaan.</text:p>
      <text:h text:style-name="Heading_20_2" text:outline-level="2"><text:bookmark-start text:name="__RefHeading__518_6290509102"/>Alternatieven<text:bookmark-end text:name="__RefHeading__518_6290509102"/></text:h>
      <text:p text:style-name="Standard">We hebben ook gekeken naar <text:bookmark text:name="mastheadPageTitle"/>Dell Precision T3600, deze is erg krachtig. Hij was echter erg duur en verbruikt te veel energie. </text:p>
      <text:h text:style-name="Heading_20_1" text:outline-level="1"><text:bookmark-start text:name="__RefHeading__583_629050910"/><text:bookmark-start text:name="_Toc426875522"/><text:soft-page-break/>C<text:bookmark-end text:name="_Toc426875522"/>ommunicatieBus<text:bookmark-end text:name="__RefHeading__583_629050910"/></text:h>
      <text:p text:style-name="Standard">Voor de communicatiebus gebruiken we profibus.</text:p>
      <text:h text:style-name="Heading_20_2" text:outline-level="2"><text:bookmark-start text:name="__RefHeading__512_6290509103"/><text:bookmark-start text:name="_Toc426875533"/>E<text:bookmark-end text:name="_Toc426875533"/>isen<text:bookmark-end text:name="__RefHeading__512_6290509103"/></text:h>
      <text:p text:style-name="Standard">De communicatiebus moet zekerheid bieden dat de data binnen een bepaalde tijd altijd aankomt. Het moet real-time zijn.</text:p>
      <text:h text:style-name="Heading_20_2" text:outline-level="2"><text:bookmark-start text:name="__RefHeading__514_6290509103"/><text:bookmark-start text:name="_Toc426875543"/>V<text:bookmark-end text:name="_Toc426875543"/>oordelen<text:bookmark-end text:name="__RefHeading__514_6290509103"/></text:h>
      <text:p text:style-name="Standard">Profibus is een real-time communicatieprotocol. Afhankelijk van de configuratie kunnen cycletijden van 100 of 10 milliseconden worden berijkt.</text:p>
      <text:h text:style-name="Heading_20_2" text:outline-level="2"><text:bookmark-start text:name="__RefHeading__516_6290509103"/>Nadelen<text:bookmark-end text:name="__RefHeading__516_6290509103"/></text:h>
      <text:p text:style-name="Standard">– Server kan er niet met profibus overweg</text:p>
      <text:h text:style-name="Heading_20_2" text:outline-level="2"><text:bookmark-start text:name="__RefHeading__518_6290509103"/>Alternatieven<text:bookmark-end text:name="__RefHeading__518_6290509103"/></text:h>
      <text:p text:style-name="Standard">We kunnen ook ethercat gebruiken, dat is vele malen sneller. Het is echter wel iets gevoeliger voor packetloss. </text:p>
      <text:h text:style-name="Heading_20_1" text:outline-level="1"><text:bookmark-start text:name="__RefHeading__585_629050910"/><text:bookmark-start text:name="_Toc426875523"/>P<text:bookmark-end text:name="_Toc426875523"/>rinter<text:bookmark-end text:name="__RefHeading__585_629050910"/></text:h>
      <text:list xml:id="list3512337647739210296" text:style-name="L1">
        <text:list-item>
          <text:p text:style-name="P6"><text:s/>Fabrikant: <text:tab/>Dell </text:p>
        </text:list-item>
      </text:list>
      <text:p text:style-name="Standard"><text:s text:c="3"/>Model:<text:tab/>C3765dnf Colour Laser Printer</text:p>
      <text:p text:style-name="Standard"><text:s text:c="3"/>URL: http://www1.euro.dell.com/content/products/productdetails.aspx/dell-c3765dnf-printer?c=</text:p>
      <text:h text:style-name="Heading_20_2" text:outline-level="2"><text:bookmark-start text:name="__RefHeading__512_6290509104"/><text:bookmark-start text:name="_Toc426875534"/>E<text:bookmark-end text:name="_Toc426875534"/>isen<text:bookmark-end text:name="__RefHeading__512_6290509104"/></text:h>
      <text:p text:style-name="Standard">Aan de printer zijn geen eisen gesteld.</text:p>
      <text:h text:style-name="Heading_20_2" text:outline-level="2"><text:bookmark-start text:name="__RefHeading__514_6290509104"/><text:bookmark-start text:name="_Toc426875544"/>V<text:bookmark-end text:name="_Toc426875544"/>oordelen<text:bookmark-end text:name="__RefHeading__514_6290509104"/></text:h>
      <text:list xml:id="list32349206" text:continue-numbering="true" text:style-name="L1">
        <text:list-item>
          <text:p text:style-name="P6"><text:bookmark-start text:name="__RefHeading__516_6290509104"/>lage kosten per pagina<text:bookmark-end text:name="__RefHeading__516_6290509104"/></text:p>
        </text:list-item>
      </text:list>
      <text:list xml:id="list3668989141537870609" text:style-name="L2">
        <text:list-item>
          <text:p text:style-name="P7"><text:span text:style-name="Standaardalinea-lettertype"><text:span text:style-name="T1">35 pagina's per minuut (A4, in zwart-wit en in kleur)</text:span></text:span></text:p>
        </text:list-item>
        <text:list-item>
          <text:p text:style-name="P7"><text:span text:style-name="Standaardalinea-lettertype"><text:span text:style-name="T2">uitsteke</text:span></text:span><text:span text:style-name="Standaardalinea-lettertype"><text:span text:style-name="T2">n</text:span></text:span><text:span text:style-name="Standaardalinea-lettertype"><text:span text:style-name="T2">de afdrukkwaliteit.</text:span></text:span></text:p>
        </text:list-item>
        <text:list-item>
          <text:p text:style-name="P7"><text:span text:style-name="Standaardalinea-lettertype"><text:span text:style-name="T3">Beter beveiligd met</text:span></text:span><text:span text:style-name="Standaardalinea-lettertype"><text:span text:style-name="T2"> </text:span></text:span><text:span text:style-name="Standaardalinea-lettertype"><text:span text:style-name="T2"> gevoelige gegevens met LDAP</text:span></text:span></text:p>
        </text:list-item>
        <text:list-item>
          <text:p text:style-name="P7"><text:soft-page-break/>Kerberos verificatie</text:p>
        </text:list-item>
        <text:list-item>
          <text:p text:style-name="P7"><text:span text:style-name="Standaardalinea-lettertype"><text:span text:style-name="T2">bedieningspaneel met 10 cijfertoetsen voor het invoeren van wachtwoo</text:span></text:span><text:span text:style-name="Standaardalinea-lettertype"><text:span text:style-name="T2">r</text:span></text:span><text:span text:style-name="Standaardalinea-lettertype"><text:span text:style-name="T2">den.</text:span></text:span></text:p>
        </text:list-item>
        <text:list-item>
          <text:p text:style-name="P7">Ondersteunt Microsoft® Windows® 8 en Microsoft® Windows® RT.</text:p>
        </text:list-item>
        <text:list-item>
          <text:p text:style-name="P7"><text:span text:style-name="Standaardalinea-lettertype"><text:span text:style-name="T1">levenscyclus van maar liefst 60.000 pagina's voor de imaging drums voor zowel cyaan, magenta, geel en zwart.</text:span></text:span></text:p>
        </text:list-item>
        <text:list-item>
          <text:p text:style-name="P7"><text:span text:style-name="Standaardalinea-lettertype"><text:span text:style-name="T1">Energy Saver-knop</text:span></text:span></text:p>
        </text:list-item>
      </text:list>
      <text:p text:style-name="Standard"><text:span text:style-name="Standaardalinea-lettertype"><text:span text:style-name="T4">Aansluitmogelijkheden:</text:span></text:span><text:span text:style-name="Standaardalinea-lettertype"><text:span text:style-name="T1"><text:line-break/>- USB 2.0 (High Speed)-clientpoort</text:span></text:span><text:span text:style-name="Standaardalinea-lettertype"><text:span text:style-name="T2"><text:line-break/></text:span></text:span><text:span text:style-name="Standaardalinea-lettertype"><text:span text:style-name="T1">- Ethernet-poort (Giga)</text:span></text:span><text:span text:style-name="Standaardalinea-lettertype"><text:span text:style-name="T2"><text:line-break/></text:span></text:span><text:span text:style-name="Standaardalinea-lettertype"><text:span text:style-name="T1">- Wireless-poort (voor optionele dongle)</text:span></text:span><text:span text:style-name="Standaardalinea-lettertype"><text:span text:style-name="T2"><text:line-break/></text:span></text:span><text:span text:style-name="Standaardalinea-lettertype"><text:span text:style-name="T1">- USB-hostpoort (ingebouwde USB 2.0-hostpoort voor direct afdrukken via USB en scannen naar USB)</text:span></text:span></text:p>
      <text:p text:style-name="Standard"><text:span text:style-name="para"><text:span text:style-name="T5">Netwerktransportprotocol</text:span></text:span><text:span text:style-name="apple-converted-space"><text:span text:style-name="T1"> </text:span></text:span><text:span text:style-name="Standaardalinea-lettertype"><text:span text:style-name="T1"><text:line-break/></text:span></text:span><text:span text:style-name="para"><text:span text:style-name="T1">HTTP</text:span></text:span><text:span text:style-name="Standaardalinea-lettertype"><text:span text:style-name="T1"><text:line-break/></text:span></text:span><text:span text:style-name="para"><text:span text:style-name="T1">SSL/TLS</text:span></text:span><text:span text:style-name="Standaardalinea-lettertype"><text:span text:style-name="T1"><text:line-break/></text:span></text:span><text:span text:style-name="para"><text:span text:style-name="T1">Ipsec (IKE V1)</text:span></text:span><text:span text:style-name="Standaardalinea-lettertype"><text:span text:style-name="T1"><text:line-break/></text:span></text:span><text:span text:style-name="para"><text:span text:style-name="T1">IPP over SSL/TLS met harde schijf</text:span></text:span><text:span text:style-name="Standaardalinea-lettertype"><text:span text:style-name="T1"><text:line-break/></text:span></text:span><text:span text:style-name="Standaardalinea-lettertype"><text:span text:style-name="T1"><text:line-break/></text:span></text:span><text:span text:style-name="para"><text:span text:style-name="T5">Netwerkverificatie</text:span></text:span><text:span text:style-name="apple-converted-space"><text:span text:style-name="T1"> </text:span></text:span><text:span text:style-name="Standaardalinea-lettertype"><text:span text:style-name="T1"><text:line-break/></text:span></text:span><text:span text:style-name="para"><text:span text:style-name="T1">SNMP V3</text:span></text:span><text:span text:style-name="Standaardalinea-lettertype"><text:span text:style-name="T1"><text:line-break/></text:span></text:span><text:span text:style-name="para"><text:span text:style-name="T1">Kerberos/digitale certificering, zelfondertekend certificaat, CA-ondertekend (met harde schijf)</text:span></text:span><text:span text:style-name="Standaardalinea-lettertype"><text:span text:style-name="T1"><text:line-break/></text:span></text:span><text:span text:style-name="para"><text:span text:style-name="T1">NTLM (alleen voor scannen naar SMB)</text:span></text:span><text:span text:style-name="Standaardalinea-lettertype"><text:span text:style-name="T1"><text:line-break/></text:span></text:span><text:span text:style-name="Standaardalinea-lettertype"><text:span text:style-name="T1"><text:line-break/></text:span></text:span><text:span text:style-name="para"><text:span text:style-name="T5">Gegevensversleuteling</text:span></text:span><text:span text:style-name="apple-converted-space"><text:span text:style-name="T1"> </text:span></text:span><text:span text:style-name="Standaardalinea-lettertype"><text:span text:style-name="T1"><text:line-break/></text:span></text:span><text:span text:style-name="para"><text:span text:style-name="T1">IPsec (IKE)/vooraf gedeelde versleutelingscode</text:span></text:span><text:span text:style-name="Standaardalinea-lettertype"><text:span text:style-name="T1"><text:line-break/></text:span></text:span><text:span text:style-name="para"><text:span text:style-name="T1">IPsec(IKE)/digitale handtekening: met harde schijf</text:span></text:span><text:span text:style-name="Standaardalinea-lettertype"><text:span text:style-name="T1"><text:line-break/></text:span></text:span><text:span text:style-name="para"><text:span text:style-name="T1">Coderingsmethode harde schijf: AES 256-bits</text:span></text:span><text:span text:style-name="Standaardalinea-lettertype"><text:span text:style-name="T1"><text:line-break/></text:span></text:span><text:span text:style-name="Standaardalinea-lettertype"><text:span text:style-name="T5"><text:line-break/></text:span></text:span><text:span text:style-name="Standaardalinea-lettertype"><text:span text:style-name="T5">Maximaal afdrukvolume (taakcyclus):</text:span></text:span><text:span text:style-name="apple-converted-space"><text:span text:style-name="T1"> </text:span></text:span><text:span text:style-name="Standaardalinea-lettertype"><text:span text:style-name="T2"><text:line-break/></text:span></text:span><text:span text:style-name="Standaardalinea-lettertype"><text:span text:style-name="T1">80.000 pagina's per maand</text:span></text:span><text:span text:style-name="Standaardalinea-lettertype"><text:span text:style-name="T1"><text:line-break/></text:span></text:span><text:span text:style-name="Standaardalinea-lettertype"><text:span text:style-name="T5">Taal printerdriver</text:span></text:span><text:span text:style-name="Standaardalinea-lettertype"><text:span text:style-name="T1"> </text:span></text:span></text:p>
      <text:p text:style-name="Standard">PLC</text:p>
      <text:p text:style-name="Standard">PostScript 3</text:p>
      <text:p text:style-name="Standard">XPS</text:p>
      <text:p text:style-name="Standard"><text:span text:style-name="Standaardalinea-lettertype"><text:span text:style-name="T2"><text:line-break/></text:span></text:span><text:span text:style-name="Standaardalinea-lettertype"><text:span text:style-name="T5">Printer Data Stream (FW)</text:span></text:span><text:span text:style-name="Standaardalinea-lettertype"><text:span text:style-name="T1"> </text:span></text:span></text:p>
      <text:p text:style-name="Standard">PCL5C</text:p>
      <text:p text:style-name="Standard">PCL 6 (PCLXL 2.1)</text:p>
      <text:p text:style-name="Standard">PostScript 3</text:p>
      <text:p text:style-name="Standard">XPS (hostgebaseerd)</text:p>
      <text:p text:style-name="Standard">PDF v1.6</text:p>
      <text:h text:style-name="Heading_20_2" text:outline-level="2">Nadelen</text:h>
      <text:p text:style-name="Standard">De garantie van deze dure printer bedraagt maximaal 2 jaar.</text:p>
      <text:p text:style-name="Standard">Het hebben van een goede printer neemt kosten met zich mee</text:p>
      <text:h text:style-name="Heading_20_2" text:outline-level="2"><text:bookmark-start text:name="__RefHeading__518_6290509104"/><text:soft-page-break/>Alternatieven<text:bookmark-end text:name="__RefHeading__518_6290509104"/></text:h>
      <text:p text:style-name="Standard">Deze printers behoorden ook tot de selectie:</text:p>
      <text:p text:style-name="Standard"/>
      <text:list xml:id="list5427577234076744719" text:style-name="L3">
        <text:list-item>
          <text:p text:style-name="P12"><text:a xlink:type="simple" xlink:href="http://www.pcmag.com/article2/0,2817,2413281,00.asp" office:target-frame-name="_top" xlink:show="replace"><text:span text:style-name="Hyperlink"><text:span text:style-name="T6">Epson WorkForce WF-3520</text:span></text:span></text:a></text:p>
        </text:list-item>
        <text:list-item>
          <text:p text:style-name="P12"><text:a xlink:type="simple" xlink:href="http://www.pcmag.com/article2/0,2817,2412027,00.asp" office:target-frame-name="_top" xlink:show="replace"><text:span text:style-name="Hyperlink"><text:span text:style-name="T6">Canon imageClass MF4880dw</text:span></text:span></text:a></text:p>
        </text:list-item>
        <text:list-item>
          <text:p text:style-name="P12"><text:a xlink:type="simple" xlink:href="http://www.pcmag.com/article2/0,2817,2408658,00.asp" office:target-frame-name="_top" xlink:show="replace"><text:span text:style-name="Hyperlink"><text:span text:style-name="T6">Brother HL-5450DN</text:span></text:span></text:a></text:p>
        </text:list-item>
        <text:list-item>
          <text:p text:style-name="P12"><text:a xlink:type="simple" xlink:href="http://www.pcmag.com/article2/0,2817,2407601,00.asp" office:target-frame-name="_top" xlink:show="replace"><text:span text:style-name="Hyperlink"><text:span text:style-name="T6">Epson WorkForce WF-7010</text:span></text:span></text:a></text:p>
        </text:list-item>
        <text:list-item>
          <text:p text:style-name="P12"><text:a xlink:type="simple" xlink:href="http://www.pcmag.com/article2/0,2817,2406492,00.asp" office:target-frame-name="_top" xlink:show="replace"><text:span text:style-name="Hyperlink"><text:span text:style-name="T6">HP LaserJet Enterprise 500 Color Printer M551dn</text:span></text:span></text:a></text:p>
        </text:list-item>
        <text:list-item>
          <text:p text:style-name="P12"><text:a xlink:type="simple" xlink:href="http://www.pcmag.com/article2/0,2817,2406309,00.asp" office:target-frame-name="_top" xlink:show="replace"><text:span text:style-name="Hyperlink"><text:span text:style-name="T6">HP LaserJet Enterprise 600 Printer M601DN</text:span></text:span></text:a></text:p>
        </text:list-item>
        <text:list-item>
          <text:p text:style-name="P12"><text:a xlink:type="simple" xlink:href="http://www.pcmag.com/article2/0,2817,2406313,00.asp" office:target-frame-name="_top" xlink:show="replace"><text:span text:style-name="Hyperlink"><text:span text:style-name="T6">HP LaserJet Enterprise 600 Printer M603DN</text:span></text:span></text:a></text:p>
        </text:list-item>
      </text:list>
      <text:h text:style-name="Heading_20_1" text:outline-level="1"><text:bookmark-start text:name="__RefHeading__587_629050910"/>Profihub A5<text:bookmark-end text:name="__RefHeading__587_629050910"/></text:h>
      <text:p text:style-name="Standard">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Standard">De Profihub moet <text:s/>voldoen aan de volgende eisen:</text:p>
      <text:list xml:id="list3596386235169505973" text:style-name="L4">
        <text:list-item>
          <text:p text:style-name="P8">Sensoren moeten hun informatie kunnen versturen</text:p>
        </text:list-item>
        <text:list-item>
          <text:p text:style-name="P8">Robuust</text:p>
        </text:list-item>
        <text:list-item>
          <text:p text:style-name="P8">150m lengte ondersteund</text:p>
        </text:list-item>
        <text:list-item>
          <text:p text:style-name="P8">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2366048" text:continue-list="list32349206" text:style-name="L1">
        <text:list-item>
          <text:p text:style-name="P6">Instelbaar als master/slave</text:p>
        </text:list-item>
        <text:list-item>
          <text:p text:style-name="P6">5 multiplexed kanalen van max 31 aansluitingen.</text:p>
        </text:list-item>
        <text:list-item>
          <text:p text:style-name="P6">12 mbps transfers rates</text:p>
        </text:list-item>
        <text:list-item>
          <text:p text:style-name="P6">Uniform api</text:p>
        </text:list-item>
      </text:list>
      <text:h text:style-name="Heading_20_2" text:outline-level="2"><text:bookmark-start text:name="__RefHeading__516_6290509105"/>Nadelen<text:bookmark-end text:name="__RefHeading__516_6290509105"/></text:h>
      <text:p text:style-name="Standard">– Maximaal 55 graden graden celcius.</text:p>
      <text:h text:style-name="Heading_20_2" text:outline-level="2"><text:bookmark-start text:name="__RefHeading__518_6290509105"/>Alternatieven<text:bookmark-end text:name="__RefHeading__518_6290509105"/></text:h>
      <text:p text:style-name="Standard">TB20 van Helmholz.</text:p>
      <text:h text:style-name="Heading_20_1" text:outline-level="1"><text:soft-page-break/>FG-PB-2 Gateway</text:h>
      <text:p text:style-name="Standard">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7242688310496850527" text:style-name="L5">
        <text:list-item>
          <text:p text:style-name="P9">Profbus protocol kunnen converteren naar een Ethernet protocol.</text:p>
        </text:list-item>
        <text:list-item>
          <text:p text:style-name="P9">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Standard">– Robuust</text:p>
      <text:p text:style-name="Standard">– Alle protocollen van profibus worden ondersteund</text:p>
      <text:p text:style-name="Standard">– Multi profibus support.</text:p>
      <text:h text:style-name="Heading_20_2" text:outline-level="2"><text:bookmark-start text:name="__RefHeading__516_62905091061"/>Nadelen<text:bookmark-end text:name="__RefHeading__516_62905091061"/></text:h>
      <text:p text:style-name="Standard">– Ondersteund maar 2 profibus netwerken daarom hebben we minimaal 2 gateway's <text:s text:c="7"/>nodig.</text:p>
      <text:h text:style-name="Heading_20_1" text:outline-level="1"><text:bookmark text:name="btAsinTitle"/>Netgear FS116 ProSafe Switch</text:h>
      <text:p text:style-name="Standard">De 16 poorts Netgear FS116 ProSafe switch ondersteund 100BASE-TX Ethernet, over dit Ethernet zal de server, werkstations en de gatway's werken.</text:p>
      <text:h text:style-name="Heading_20_2" text:outline-level="2"><text:bookmark-start text:name="_Toc4268755362"/>E<text:bookmark-end text:name="_Toc4268755362"/>isen</text:h>
      <text:list xml:id="list741234312837060706" text:style-name="L6">
        <text:list-item>
          <text:p text:style-name="P10">100BASE-TX kabel</text:p>
        </text:list-item>
        <text:list-item>
          <text:p text:style-name="P10">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Standard">Alles wat wij nodig hebben wordt ondersteund, zo hier door kunnen we alles binnen het netwerk plaatsen.</text:p>
      <text:h text:style-name="Heading_20_2" text:outline-level="2"><text:bookmark-start text:name="__RefHeading__516_62905091062"/>Nadelen<text:bookmark-end text:name="__RefHeading__516_62905091062"/></text:h>
      <text:p text:style-name="Standard">– Geen schaalbaarheid door het maximum aantal poorten.</text:p>
      <text:h text:style-name="Heading_20_2" text:outline-level="2"><text:bookmark-start text:name="__RefHeading__518_62905091062"/><text:soft-page-break/>Alternatieven<text:bookmark-end text:name="__RefHeading__518_62905091062"/></text:h>
      <text:p text:style-name="Standard">Geen gevonden aan gezien de we meteen de de genen hadden gevonden die nodig was.</text:p>
      <text:h text:style-name="Heading_20_1" text:outline-level="1"><text:bookmark-start text:name="__RefHeading__589_629050910"/>Database<text:bookmark-end text:name="__RefHeading__589_629050910"/></text:h>
      <text:p text:style-name="Standard">eXtremeDB In-Memory Database System</text:p>
      <text:p text:style-name="Standard">Wij hebben gekozen voor deze database. Hij draait in RAM.</text:p>
      <text:h text:style-name="Heading_20_2" text:outline-level="2"><text:bookmark-start text:name="__RefHeading__512_6290509106"/><text:bookmark-start text:name="_Toc426875536"/>E<text:bookmark-end text:name="_Toc426875536"/>isen<text:bookmark-end text:name="__RefHeading__512_6290509106"/></text:h>
      <text:p text:style-name="Standard">Omdat de sensoren een uitleesfrequentie hebben van 100 milliseconden en 10 milleseconden, is het belangrijk dat de serversoftware dit kan bijbenen.</text:p>
      <text:h text:style-name="Heading_20_2" text:outline-level="2"><text:bookmark-start text:name="__RefHeading__514_6290509106"/><text:bookmark-start text:name="_Toc426875546"/>V<text:bookmark-end text:name="_Toc426875546"/>oordelen<text:bookmark-end text:name="__RefHeading__514_6290509106"/></text:h>
      <text:p text:style-name="Standard">Omdat de server in RAM draait, is deze stukken sneller. Hierdoor zal hij de hoge uitleesfrequentie van de sensoren kunnen bijbenen</text:p>
      <text:h text:style-name="Heading_20_2" text:outline-level="2"><text:bookmark-start text:name="__RefHeading__516_6290509106"/>Nadelen<text:bookmark-end text:name="__RefHeading__516_6290509106"/></text:h>
      <text:p text:style-name="Standard">Omdat de gegevens in eerste instantie in een vluchtig geheugen worden opgeslagen, zal er bij een onverwachte stroomuitval de nodige gegevens verloren gaan.</text:p>
      <text:h text:style-name="Heading_20_2" text:outline-level="2"><text:bookmark-start text:name="__RefHeading__518_6290509106"/>Alternatieven<text:bookmark-end text:name="__RefHeading__518_6290509106"/></text:h>
      <text:p text:style-name="Standard">We hebben ook nog naar MySQL gekeken. Deze werkt echter niet snel genoeg om de hoge snelheid van de sensoren bij te b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1%" fo:hyphenation-ladder-count="no-limit"/>
      <style:text-properties style:font-name="Arial" fo:font-size="11pt" fo:language="nl" fo:country="NL" style:font-size-asian="11pt" style:language-asian="nl" style:country-asian="N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DejaVu Sans"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417in" fo:hyphenation-ladder-count="no-limit" fo:keep-with-next="always"/>
      <style:text-properties fo:font-size="18pt" fo:font-weight="bold" style:font-size-asian="18pt" style:font-weight-asian="bold" style:font-name-complex="Arial" style:font-size-complex="14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25in" fo:margin-bottom="0.028in" fo:hyphenation-ladder-count="no-limit" fo:keep-with-next="always"/>
      <style:text-properties fo:font-size="14pt" fo:font-weight="bold" style:font-size-asian="14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665in" fo:margin-bottom="0.0417in" fo:hyphenation-ladder-count="no-limit" fo:keep-with-next="always"/>
      <style:text-properties fo:font-size="12pt" fo:font-weight="bold" style:font-size-asian="12pt" style:font-weight-asian="bold" style:font-name-complex="Arial"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1665in" fo:margin-bottom="0.0417in"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1665in" fo:margin-bottom="0.0417in"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1665in" fo:margin-bottom="0.0417in" fo:hyphenation-ladder-count="no-limit"/>
      <style:text-properties style:font-name-complex="Arial" style:font-size-complex="11pt" fo:hyphenate="false" fo:hyphenation-remain-char-count="0" fo:hyphenation-push-char-count="0"/>
    </style:style>
    <style:style style:name="Platte_20_tekst_20_inspringen" style:display-name="Platte tekst inspringen" style:family="paragraph" style:parent-style-name="Standard">
      <style:paragraph-properties fo:margin="100%" fo:margin-left="2.5in" fo:margin-right="0in" fo:margin-top="0in" fo:margin-bottom="0in" fo:hyphenation-ladder-count="no-limit" fo:text-indent="-0.75in" style:auto-text-indent="false">
        <style:tab-stops/>
      </style:paragraph-properties>
      <style:text-properties fo:font-size="12pt" style:font-size-asian="12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tte_20_tekst" style:display-name="Platte tekst" style:family="paragraph" style:parent-style-name="Standard">
      <style:paragraph-properties fo:hyphenation-ladder-count="no-limit"/>
      <style:text-properties fo:font-size="12pt" style:font-size-asian="12pt" fo:hyphenate="false" fo:hyphenation-remain-char-count="0" fo:hyphenation-push-char-count="0"/>
    </style:style>
    <style:style style:name="Inhopg_20_1" style:display-name="Inhopg 1" style:family="paragraph" style:parent-style-name="Standard" style:next-style-name="Standard" style:auto-update="true">
      <style:paragraph-properties fo:hyphenation-ladder-count="no-limit"/>
      <style:text-properties fo:hyphenate="false" fo:hyphenation-remain-char-count="0" fo:hyphenation-push-char-count="0"/>
    </style:style>
    <style:style style:name="Title" style:family="paragraph" style:parent-style-name="Heading_20_1" style:default-outline-level="1" style:list-style-name="" style:class="chapter">
      <style:paragraph-properties fo:margin-top="0in" fo:margin-bottom="0in" fo:line-height="100%" fo:hyphenation-ladder-count="no-limit"/>
      <style:text-properties fo:color="#ffffff"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ndertitel" style:family="paragraph" style:parent-style-name="Heading_20_2" style:default-outline-level="2" style:list-style-name="">
      <style:paragraph-properties fo:margin-top="0in" fo:margin-bottom="0in" fo:line-height="100%" fo:hyphenation-ladder-count="no-limit"/>
      <style:text-properties fo:color="#ffffff" fo:font-weight="normal" style:font-weight-asian="normal" style:font-weight-complex="normal" fo:hyphenate="false" fo:hyphenation-remain-char-count="0" fo:hyphenation-push-char-count="0"/>
    </style:style>
    <style:style style:name="Facts" style:family="paragraph" style:parent-style-name="Standard">
      <style:paragraph-properties fo:margin="100%" fo:margin-left="2.75in" fo:margin-right="0in" fo:margin-top="0in" fo:margin-bottom="0in" fo:hyphenation-ladder-count="no-limit" fo:text-indent="-0.75in" style:auto-text-indent="false">
        <style:tab-stops>
          <style:tab-stop style:position="0in"/>
        </style:tab-stops>
      </style:paragraph-properties>
      <style:text-properties fo:hyphenate="false" fo:hyphenation-remain-char-count="0" fo:hyphenation-push-char-count="0"/>
    </style:style>
    <style:style style:name="Inhopg_20_2" style:display-name="Inhopg 2" style:family="paragraph" style:parent-style-name="Standard" style:next-style-name="Standard" style:auto-update="true">
      <style:paragraph-properties fo:margin="100%" fo:margin-left="0.152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3" style:display-name="Inhopg 3" style:family="paragraph" style:parent-style-name="Standard" style:next-style-name="Standard" style:auto-update="true">
      <style:paragraph-properties fo:margin="100%" fo:margin-left="0.305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4" style:display-name="Inhopg 4" style:family="paragraph" style:parent-style-name="Standard" style:next-style-name="Standard" style:auto-update="true">
      <style:paragraph-properties fo:margin="100%" fo:margin-left="0.458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5" style:display-name="Inhopg 5" style:family="paragraph" style:parent-style-name="Standard" style:next-style-name="Standard" style:auto-update="true">
      <style:paragraph-properties fo:margin="100%" fo:margin-left="0.611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6" style:display-name="Inhopg 6" style:family="paragraph" style:parent-style-name="Standard" style:next-style-name="Standard" style:auto-update="true">
      <style:paragraph-properties fo:margin="100%" fo:margin-left="0.763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7" style:display-name="Inhopg 7" style:family="paragraph" style:parent-style-name="Standard" style:next-style-name="Standard" style:auto-update="true">
      <style:paragraph-properties fo:margin="100%" fo:margin-left="0.91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8" style:display-name="Inhopg 8" style:family="paragraph" style:parent-style-name="Standard" style:next-style-name="Standard" style:auto-update="true">
      <style:paragraph-properties fo:margin="100%" fo:margin-left="1.069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9" style:display-name="Inhopg 9" style:family="paragraph" style:parent-style-name="Standard" style:next-style-name="Standard" style:auto-update="true">
      <style:paragraph-properties fo:margin="100%" fo:margin-left="1.222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fo:hyphenation-remain-char-count="0" fo:hyphenation-push-char-count="0"/>
    </style:style>
    <style:style style:name="Ballonteks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Lijstalinea" style:family="paragraph" style:parent-style-name="Standard">
      <style:paragraph-properties fo:margin="100%" fo:margin-left="0.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andaardalinea-lettertype" style:family="text"/>
    <style:style style:name="Page_20_Number" style:display-name="Page Number" style:family="text" style:parent-style-name="Standaardalinea-lettertyp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Standaardalinea-lettertype">
      <style:text-properties style:font-name="Tahoma" fo:font-size="8pt" fo:language="nl" fo:country="NL" style:font-size-asian="8pt" style:language-asian="nl" style:country-asian="NL" style:font-name-complex="Tahoma" style:font-size-complex="8pt"/>
    </style:style>
    <style:style style:name="apple-converted-space" style:family="text" style:parent-style-name="Standaardalinea-lettertype"/>
    <style:style style:name="para" style:family="text" style:parent-style-name="Standaardalinea-lettertyp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footnote-max-height="0in">
        <style:footnote-sep style:width="0.0071in" style:adjustment="left" style:rel-width="33%" style:color="#000000"/>
      </style:page-layout-properties>
      <style:header-style>
        <style:header-footer-properties fo:min-height="-2.5953in" fo:margin-left="0in" fo:margin-right="0in" fo:margin-bottom="0in" style:dynamic-spacing="true"/>
      </style:header-style>
      <style:footer-style>
        <style:header-footer-properties fo:min-height="0.5063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689in" fo:margin-left="1.1811in" fo:margin-right="1.1811in" style:writing-mode="lr-tb" style:footnote-max-height="0in">
        <style:footnote-sep style:width="0.0071in" style:adjustment="left" style:rel-width="33%" style:color="#000000"/>
      </style:page-layout-properties>
      <style:header-style>
        <style:header-footer-properties fo:min-height="0.8862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text:p text:style-name="Header"/>
        <text:p text:style-name="Header"/>
        <text:p text:style-name="Header"><draw:frame draw:style-name="Mfr1" draw:name="graphics1" text:anchor-type="paragraph" svg:x="0in" svg:y="0.2945in" svg:width="6.2984in" style:rel-width="scale" svg:height="2.5189in" style:rel-height="scale" draw:z-index="8"><draw:image xlink:href="Pictures/100000000000025F000000FA58BA4012.png" xlink:type="simple" xlink:show="embed" xlink:actuate="onLoad"/></draw:frame></text:p>
        <text:p text:style-name="Header"/>
        <text:p text:style-name="Header"/>
        <text:p text:style-name="Header"/>
        <text:p text:style-name="Header"/>
        <text:p text:style-name="Header"/>
        <text:p text:style-name="Header"/>
      </style:header>
      <style:footer>
        <text:p text:style-name="Footer"/>
      </style:footer>
    </style:master-page>
    <style:master-page style:name="MP1" style:page-layout-name="Mpm3">
      <style:header>
        <text:p text:style-name="MP1"><draw:frame draw:style-name="Mfr2" draw:name="graphics5" text:anchor-type="paragraph" svg:x="4.75in" svg:y="0.011in" svg:width="1.1098in" style:rel-width="scale" svg:height="0.4689in" style:rel-height="scale" draw:z-index="0"><draw:image xlink:href="Pictures/200000520000CE9A000055064C91E3B1.wmf" xlink:type="simple" xlink:show="embed" xlink:actuate="onLoad"/></draw:frame></text:p>
      </style:header>
      <style:footer>
        <text:p text:style-name="Footer"/>
        <text:p text:style-name="Footer"/>
        <text:p text:style-name="Footer"><text:span text:style-name="Page_20_Number"><text:s text:c="12"/>IRI</text:span><text:tab/><text:tab/> <text:s/><text:span text:style-name="Page_20_Number"><text:page-number text:select-page="curr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itel van het document</dc:title>
    <dc:subject>Subtitel van het document</dc:subject>
    <meta:initial-creator>Anonymous</meta:initial-creator>
    <meta:creation-date>2013-03-25T09:35:00Z</meta:creation-date>
    <dc:date>2013-03-26T12:21:18.16</dc:date>
    <meta:editing-cycles>19</meta:editing-cycles>
    <meta:editing-duration>PT2H38M51S</meta:editing-duration>
    <meta:document-statistic meta:table-count="2" meta:image-count="2" meta:object-count="0" meta:page-count="9" meta:paragraph-count="189" meta:word-count="1253" meta:character-count="7994"/>
    <meta:template xlink:type="simple" xlink:actuate="onRequest" xlink:title="" xlink:href="Normal"/>
  </office:meta>
</office:document-meta>
</file>